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47, 4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HILISTIA (47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HILISTIA (47:1-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source (47:1, 6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everity (47:2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severity (47:2-5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enemy will overrun Philistia like a mighty flood (47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Fathers will abandon their children, attempting to escape (47:3-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chief cities of Gaza and Ashkelon will be utterly destroyed (47:5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HILISTIA (47:1-7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source (47:1, 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everity (47:2-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JEREMIAH 47, 49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HILISTIA (47:1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AMMON (49:1-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AMMON (49:1-6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reason for punishment (49: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results (49:2-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assurance (49: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JEREMIAH 47, 49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PHILISTIA (47:1-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AMMON (49:1-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EDOM (49:7-22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EDOM (49:7-22)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The punishment (49:7-10, 12-15, 17-22)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 punishment (49:7-10, 12-15, 17-22)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entire land will be stripped bare and its people killed (49:7-10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chief Edomite city Bozrah will be cursed, mocked, and destroyed (49:12-15, 17-21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Its young people will be enslaved, its mighty warriors frightened (49:20-22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EDOM (49:7-22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unishment (49:7-10, 12-15, 17-2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ride (49:16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protection (49:11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EREMIAH 47, 49<text:s text:c="1"/></text:span><text:span text:style-name="a587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PHILISTIA (47:1-7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AMMON (49:1-6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EDOM (49:7-22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DAMASCUS (49:23-27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DAMASCUS (49:23-27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towns are filled with fear (49:23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famous "city of joy" will be abandoned and forsaken (49:25-27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JEREMIAH 47, 49<text:s text:c="1"/></text:span><text:span text:style-name="a623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PHILISTIA (47:1-7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AMMON (49:1-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EDOM (49:7-2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DAMASCUS (49:23-27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KEDAR AND HAZOR (49:28-33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1-title-Title-Slide" presentation:presentation-page-layout-name="Master1-PPL1" draw:id="Slide-269">
        <draw:frame draw:id="id109" presentation:style-name="a649" draw:name="Title 1" svg:x="1.38in" svg:y="0.83in" svg:width="10.3in" svg:height="4.42in" presentation:class="title" presentation:placeholder="false">
          <draw:text-box>
            <text:p text:style-name="a648" text:class-names="" text:cond-style-name=""><text:span text:style-name="a646" text:class-names="">KEDAR AND HAZOR (49:28-33)<text:s text:c="1"/></text:span><text:span text:style-name="a647" text:class-names=""/></text:p>
          </draw:text-box>
          <svg:title/>
          <svg:desc/>
        </draw:frame>
        <draw:frame draw:id="id110" presentation:style-name="a654" draw:name="Subtitle 2" svg:x="1.38in" svg:y="5.25in" svg:width="10.3in" svg:height="1.85in" presentation:class="subtitle" presentation:placeholder="false">
          <draw:text-box>
            <text:p text:style-name="a651" text:class-names="" text:cond-style-name=""><text:span text:style-name="a650" text:class-names=""><text:s text:c="1"/>God's message to the victor (49:28-29, 31-33)<text:s text:c="1"/></text:span></text:p>
            <text:p text:style-name="a653" text:class-names="" text:cond-style-name=""><text:span text:style-name="a652" text:class-names=""/></text:p>
          </draw:text-box>
          <svg:title/>
          <svg:desc/>
        </draw:frame>
      </draw:page>
      <draw:page draw:name="Slide15" draw:style-name="a655" draw:master-page-name="Master1-Layout12-tx-Title-and-Text" presentation:presentation-page-layout-name="Master1-PPL12" draw:id="Slide-270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<text:s text:c="1"/>God's message to the victor (49:28-29, 31-33)<text:s text:c="1"/></text:span><text:span text:style-name="a657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Who (49:28, 31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What (49:29, 31-3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Why (49:3 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6" draw:style-name="a673" draw:master-page-name="Master1-Layout12-tx-Title-and-Text" presentation:presentation-page-layout-name="Master1-PPL12" draw:id="Slide-271">
        <draw:frame draw:id="id113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KEDAR AND HAZOR (49:28-33)<text:s text:c="1"/></text:span><text:span text:style-name="a675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God's message to the victor (49:28-29, 31-33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God's message to the victims (49:3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JEREMIAH 47, 49<text:s text:c="1"/></text:span><text:span text:style-name="a690" text:class-names=""/></text:p>
          </draw:text-box>
          <svg:title/>
          <svg:desc/>
        </draw:frame>
        <draw:frame draw:id="id116" presentation:style-name="a714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PHILISTIA (47:1-7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AMMON (49:1-6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EDOM (49:7-2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DAMASCUS (49:23-27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KEDAR AND HAZOR (49:28-33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EDOM (49:34-3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8" draw:style-name="a715" draw:master-page-name="Master1-Layout12-tx-Title-and-Text" presentation:presentation-page-layout-name="Master1-PPL12" draw:id="Slide-273">
        <draw:frame draw:id="id117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EDOM (49:34-39)<text:s text:c="1"/></text:span><text:span text:style-name="a717" text:class-names=""/></text:p>
          </draw:text-box>
          <svg:title/>
          <svg:desc/>
        </draw:frame>
        <draw:frame draw:id="id118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It will be destroyed (49:34-38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Its fortunes will be restored in the latter days (49:39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9" draw:style-name="a730" draw:master-page-name="Master1-Layout12-tx-Title-and-Text" presentation:presentation-page-layout-name="Master1-PPL12" draw:id="Slide-274">
        <draw:frame draw:id="id119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JEREMIAH 47, 49<text:s text:c="1"/></text:span><text:span text:style-name="a732" text:class-names=""/></text:p>
          </draw:text-box>
          <svg:title/>
          <svg:desc/>
        </draw:frame>
        <draw:frame draw:id="id120" presentation:style-name="a756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PHILISTIA (47:1-7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AMMON (49:1-6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EDOM (49:7-22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DAMASCUS (49:23-27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KEDAR AND HAZOR (49:28-33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EDOM (49:34-39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7, 49 </dc:title>
    <meta:initial-creator>David STRICKLAND</meta:initial-creator>
    <dc:creator>David STRICKLAND</dc:creator>
    <meta:creation-date>2020-02-24T10:54:06Z</meta:creation-date>
    <dc:date>2020-02-24T10:54:06Z</dc:date>
    <meta:template xlink:href="BibleStudy" xlink:type="simple"/>
    <meta:editing-cycles>1</meta:editing-cycles>
    <meta:editing-duration>PT0S</meta:editing-duration>
    <meta:document-statistic meta:paragraph-count="73" meta:word-count="476"/>
  </office:meta>
</office:document-meta>
</file>